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8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9" table:default-cell-style-name="ce13"/>
        <table:table-column table:style-name="co23" table:default-cell-style-name="ce13"/>
        <table:table-column table:style-name="co14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0" table:default-cell-style-name="ce13"/>
        <table:table-column table:style-name="co15" table:number-columns-repeated="1008" table:default-cell-style-name="ce1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.00.0000</text:date>, <text:time style:data-style-name="N2" text:time-value="07:32:02.42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4-24T09:11:00.588000000</dc:date>
    <meta:editing-duration>P2DT23H26M14S</meta:editing-duration>
    <meta:editing-cycles>1136</meta:editing-cycles>
    <meta:document-statistic meta:table-count="2" meta:cell-count="5130" meta:object-count="0"/>
  </office:meta>
</office:document-meta>
</file>